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Reques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Request">
            <text:p>TransportationStatusRequest</text:p>
          </table:table-cell>
          <table:table-cell table:style-name="ce7" office:value-type="string" office:string-value="Transportation Status Request. Details">
            <text:p>Transportation Status Request. Details</text:p>
          </table:table-cell>
          <table:table-cell table:style-name="ce7" office:value-type="string" office:string-value=""/>
          <table:table-cell table:style-name="ce7" office:value-type="string" office:string-value="Transportation Status Request">
            <text:p>Transportation Status Reque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requesting a Transportation Status report.">
            <text:p>A document requesting a Transportation Status report.</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Transportation">
            <text:p>Transportatio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ransportation Status Request. UBL Version Identifier. Identifier">
            <text:p>Transportation Status Request. UBL Version Identifier. Identifier</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ransportation Status Request. Customization Identifier. Identifier">
            <text:p>Transportation Status Request. Customization Identifier. Identifier</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ransportation Status Request. Profile Identifier. Identifier">
            <text:p>Transportation Status Request. Profile Identifier. Identifier</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ransportation Status Request. Profile Execution Identifier. Identifier">
            <text:p>Transportation Status Request. Profile Execution Identifier. Identifier</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ransportation Status Request. Identifier">
            <text:p>Transportation Status Request. Identifier</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8" office:string-value="Transportation Status Request. Carrier Assigned_ Identifier. Identifier">
            <text:p>Transportation Status Request. Carrier Assigned_ Identifier. Identifier</text:p>
          </table:table-cell>
          <table:table-cell table:style-name="ce8" office:value-type="string" office:string-value=""/>
          <table:table-cell office:value-type="string" table:style-name="ce8" office:string-value="Transportation Status Request">
            <text:p>Transportation Status Request</text:p>
          </table:table-cell>
          <table:table-cell office:value-type="string" table:style-name="ce8" office:string-value="Carrier Assigned">
            <text:p>Carrier Assigned</text:p>
          </table:table-cell>
          <table:table-cell table:style-name="ce8" office:value-type="string" office:string-value=""/>
          <table:table-cell office:value-type="string" table:style-name="ce8" office:string-value="Identifier">
            <text:p>Identifier</text:p>
          </table:table-cell>
          <table:table-cell office:value-type="string" table:style-name="ce3" table:formula="of:=IF([.F8]&lt;&gt;&quot;&quot;;CONCATENATE([.F8];&quot; &quot;;[.G8]);[.G8])"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ransportation Status Request. UUID. Identifier">
            <text:p>Transportation Status Request. UUID. Identifier</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Transportation Status Request. Issue Date. Date">
            <text:p>Transportation Status Request. Issue Date. Date</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Transportation Status Request. Issue Time. Time">
            <text:p>Transportation Status Request. Issue Time. Time</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8" office:string-value="Transportation Status Request. Name">
            <text:p>Transportation Status Request. Name</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12]&lt;&gt;&quot;&quot;;CONCATENATE([.F12];&quot; &quot;;[.G12]);[.G12])"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12]&lt;&gt;&quot;&quot;;CONCATENATE([.J12];&quot;_ &quot;;[.I12];&quot;. Type&quot;);CONCATENATE([.I12];&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8" office:string-value="Transportation Status Request. Description. Text">
            <text:p>Transportation Status Request. Description. Text</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3]&lt;&gt;&quot;&quot;;CONCATENATE([.F13];&quot; &quot;;[.G13]);[.G13])"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A textual description of the document instance.">
            <text:p>A textual description of the document instanc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Transportation Status Request. Note. Text">
            <text:p>Transportation Status Request. Note. Text</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8" office:string-value="Transportation Status Request. Shipping Order Identifier. Identifier">
            <text:p>Transportation Status Request. Shipping Order Identifier. Identifier</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office:value-type="string" table:style-name="ce8" office:string-value="Shipping Order">
            <text:p>Shipping Order</text:p>
          </table:table-cell>
          <table:table-cell office:value-type="string" table:style-name="ce8" office:string-value="Identifier">
            <text:p>Identifier</text:p>
          </table:table-cell>
          <table:table-cell office:value-type="string" table:style-name="ce3" table:formula="of:=IF([.F15]&lt;&gt;&quot;&quot;;CONCATENATE([.F15];&quot; &quot;;[.G15]);[.G15])" office:string-value="Shipping Order Identifier">
            <text:p>Shipping Or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5]&lt;&gt;&quot;&quot;;CONCATENATE([.J15];&quot;_ &quot;;[.I15];&quot;. Type&quot;);CONCATENATE([.I1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reference number for a shipping order.">
            <text:p>A reference number for a shipping or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8" office:string-value="Transportation Status Request. Other_ Instruction. Text">
            <text:p>Transportation Status Request. Other_ Instruction. Text</text:p>
          </table:table-cell>
          <table:table-cell table:style-name="ce8" office:value-type="string" office:string-value=""/>
          <table:table-cell office:value-type="string" table:style-name="ce8" office:string-value="Transportation Status Request">
            <text:p>Transportation Status Request</text:p>
          </table:table-cell>
          <table:table-cell office:value-type="string" table:style-name="ce8" office:string-value="Other">
            <text:p>Other</text:p>
          </table:table-cell>
          <table:table-cell table:style-name="ce8" office:value-type="string" office:string-value=""/>
          <table:table-cell office:value-type="string" table:style-name="ce8" office:string-value="Instruction">
            <text:p>Instruction</text:p>
          </table:table-cell>
          <table:table-cell office:value-type="string" table:style-name="ce3" table:formula="of:=IF([.F16]&lt;&gt;&quot;&quot;;CONCATENATE([.F16];&quot; &quot;;[.G16]);[.G16])" office:string-value="Instruction">
            <text:p>Instruction</text:p>
          </table:table-cell>
          <table:table-cell office:value-type="string" table:style-name="ce8" office:string-value="Text">
            <text:p>Text</text:p>
          </table:table-cell>
          <table:table-cell table:style-name="ce8" office:value-type="string" office:string-value=""/>
          <table:table-cell office:value-type="string" table:style-name="ce3" table:formula="of:=IF([.J16]&lt;&gt;&quot;&quot;;CONCATENATE([.J16];&quot;_ &quot;;[.I16];&quot;. Type&quot;);CONCATENATE([.I16];&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nstruction regarding this message.">
            <text:p>An instruction regarding this messag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8" office:string-value="Transportation Status Request. Transportation Status Type Code. Code">
            <text:p>Transportation Status Request. Transportation Status Type Code. Code</text:p>
          </table:table-cell>
          <table:table-cell table:style-name="ce8" office:value-type="string" office:string-value=""/>
          <table:table-cell office:value-type="string" table:style-name="ce8" office:string-value="Transportation Status Request">
            <text:p>Transportation Status Request</text:p>
          </table:table-cell>
          <table:table-cell table:style-name="ce8" office:value-type="string" office:string-value=""/>
          <table:table-cell office:value-type="string" table:style-name="ce8" office:string-value="Transportation Status Type">
            <text:p>Transportation Status Type</text:p>
          </table:table-cell>
          <table:table-cell office:value-type="string" table:style-name="ce8" office:string-value="Code">
            <text:p>Code</text:p>
          </table:table-cell>
          <table:table-cell office:value-type="string" table:style-name="ce3" table:formula="of:=IF([.F17]&lt;&gt;&quot;&quot;;CONCATENATE([.F17];&quot; &quot;;[.G17]);[.G17])" office:string-value="Transportation Status Type Code">
            <text:p>Transportation Status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7]&lt;&gt;&quot;&quot;;CONCATENATE([.J17];&quot;_ &quot;;[.I17];&quot;. Type&quot;);CONCATENATE([.I17];&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status requested in a Transportation Status document.">
            <text:p>A code signifying the type of status requested in a Transportation Statu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9" office:value-type="string" office:string-value="Transportation Status Request. Sender_ Party. Party">
            <text:p>Transportation Status Request. Sender_ Party. Party</text:p>
          </table:table-cell>
          <table:table-cell table:style-name="ce9" office:value-type="string" office:string-value=""/>
          <table:table-cell table:style-name="ce9" office:value-type="string" office:string-value="Transportation Status Request">
            <text:p>Transportation Status Reques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8]"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9" office:value-type="string" office:string-value="Transportation Status Request. Receiver_ Party. Party">
            <text:p>Transportation Status Request. Receiver_ Party. Party</text:p>
          </table:table-cell>
          <table:table-cell table:style-name="ce9" office:value-type="string" office:string-value=""/>
          <table:table-cell table:style-name="ce9" office:value-type="string" office:string-value="Transportation Status Request">
            <text:p>Transportation Status Reques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xecutionPlanDocumentReference">
            <text:p>TransportExecutionPlanDocumentReference</text:p>
          </table:table-cell>
          <table:table-cell table:style-name="ce9" office:value-type="string" office:string-value="Transportation Status Request. Transport Execution Plan_ Document Reference. Document Reference">
            <text:p>Transportation Status Request. Transport Execution Plan_ Document Reference. Document Reference</text:p>
          </table:table-cell>
          <table:table-cell table:style-name="ce9" office:value-type="string" office:string-value=""/>
          <table:table-cell table:style-name="ce9" office:value-type="string" office:string-value="Transportation Status Request">
            <text:p>Transportation Status Request</text:p>
          </table:table-cell>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table:formula="of:=[.M20]"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the Transport Execution Plan associated with the transport service for which status is requested.">
            <text:p>A reference to the Transport Execution Plan associated with the transport service for which status is reques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ment">
            <text:p>Consignment</text:p>
          </table:table-cell>
          <table:table-cell table:style-name="ce9" office:value-type="string" office:string-value="Transportation Status Request. Consignment">
            <text:p>Transportation Status Request. Consignment</text:p>
          </table:table-cell>
          <table:table-cell table:style-name="ce9" office:value-type="string" office:string-value=""/>
          <table:table-cell table:style-name="ce9" office:value-type="string" office:string-value="Transportation Status Request">
            <text:p>Transportation Status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Consignment">
            <text:p>Consignment</text:p>
          </table:table-cell>
          <table:table-cell table:style-name="ce9" office:value-type="string" office:string-value="Consignment">
            <text:p>Consign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signment">
            <text:p>Consignmen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signment regarding which status is requested.">
            <text:p>A consignment regarding which status is reques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9" office:value-type="string" office:string-value="Transportation Status Request. Document Reference">
            <text:p>Transportation Status Request. Document Reference</text:p>
          </table:table-cell>
          <table:table-cell table:style-name="ce9" office:value-type="string" office:string-value=""/>
          <table:table-cell table:style-name="ce9" office:value-type="string" office:string-value="Transportation Status Request">
            <text:p>Transportation Status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ignature">
            <text:p>Signature</text:p>
          </table:table-cell>
          <table:table-cell table:style-name="ce9" office:value-type="string" office:string-value="Transportation Status Request. Signature">
            <text:p>Transportation Status Request. Signature</text:p>
          </table:table-cell>
          <table:table-cell table:style-name="ce9" office:value-type="string" office:string-value=""/>
          <table:table-cell table:style-name="ce9" office:value-type="string" office:string-value="Transportation Status Request">
            <text:p>Transportation Status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questedStatusLocation">
            <text:p>RequestedStatusLocation</text:p>
          </table:table-cell>
          <table:table-cell table:style-name="ce9" office:value-type="string" office:string-value="Transportation Status Request. Requested Status_ Location. Location">
            <text:p>Transportation Status Request. Requested Status_ Location. Location</text:p>
          </table:table-cell>
          <table:table-cell table:style-name="ce9" office:value-type="string" office:string-value=""/>
          <table:table-cell table:style-name="ce9" office:value-type="string" office:string-value="Transportation Status Request">
            <text:p>Transportation Status Request</text:p>
          </table:table-cell>
          <table:table-cell table:style-name="ce9" office:value-type="string" office:string-value="Requested Status">
            <text:p>Requested Status</text:p>
          </table:table-cell>
          <table:table-cell table:style-name="ce9" office:value-type="string" office:string-value=""/>
          <table:table-cell table:style-name="ce9" office:value-type="string" office:string-value=""/>
          <table:table-cell table:style-name="ce9" table:formula="of:=[.M24]" office:value-type="string" office:string-value="Location">
            <text:p>Location</text:p>
          </table:table-cell>
          <table:table-cell table:style-name="ce9" office:value-type="string"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Location">
            <text:p>Location</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location for which status is requested.">
            <text:p>A location for which status is reques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questedStatusPeriod">
            <text:p>RequestedStatusPeriod</text:p>
          </table:table-cell>
          <table:table-cell table:style-name="ce9" office:value-type="string" office:string-value="Transportation Status Request. Requested Status_ Period. Period">
            <text:p>Transportation Status Request. Requested Status_ Period. Period</text:p>
          </table:table-cell>
          <table:table-cell table:style-name="ce9" office:value-type="string" office:string-value=""/>
          <table:table-cell table:style-name="ce9" office:value-type="string" office:string-value="Transportation Status Request">
            <text:p>Transportation Status Request</text:p>
          </table:table-cell>
          <table:table-cell table:style-name="ce9" office:value-type="string" office:string-value="Requested Status">
            <text:p>Requested Status</text:p>
          </table:table-cell>
          <table:table-cell table:style-name="ce9" office:value-type="string" office:string-value=""/>
          <table:table-cell table:style-name="ce9" office:value-type="string" office:string-value=""/>
          <table:table-cell table:style-name="ce9" table:formula="of:=[.M25]"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eriod for which status is requested.">
            <text:p>A period for which status is reques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